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text-properties style:font-name="Consolas"/>
    </style:style>
    <style:style style:name="P9" style:family="paragraph" style:parent-style-name="Text_20_body" style:list-style-name="L7">
      <style:text-properties style:font-name="Consolas"/>
    </style:style>
    <style:style style:name="P10" style:family="paragraph" style:parent-style-name="Text_20_body">
      <style:paragraph-properties fo:margin-top="0in" fo:margin-bottom="0in"/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  <style:text-properties style:font-name="Consolas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Preformatted_20_Text">
      <style:paragraph-properties fo:margin-top="0in" fo:margin-bottom="0.1965in"/>
    </style:style>
    <style:style style:name="T1" style:family="text">
      <style:text-properties style:font-name="Consola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Bally Astrocade Project Development (BAPD) Tool Specifications 05/22/2024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Project Goal:</text:span></text:span></text:p>
      <text:p text:style-name="P8">Develop a Python-based application, the BAPD tool, with a graphical user interface (GUI) to streamline the development, compilation, emulation, and debugging of Bally Astrocade software projects (hereafter referred to as "Astrocade projects").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Key Features:</text:span></text:span></text:p>
      <text:p text:style-name="Text_20_body"><text:span text:style-name="Strong_20_Emphasis"><text:span text:style-name="T1">Astrocade Project Management:</text:span></text:span></text:p>
      <text:list xml:id="list2673564507186054915" text:style-name="L1">
        <text:list-item>
          <text:p text:style-name="P11"><text:span text:style-name="Strong_20_Emphasis"><text:span text:style-name="T1">Creation and Opening:</text:span></text:span><text:span text:style-name="T1"> Create new Astrocade projects or open existing ones within the BAPD tool. Each Astrocade project will be associated with a dedicated project directory managed by the tool.</text:span></text:p>
        </text:list-item>
        <text:list-item>
          <text:p text:style-name="P11"><text:span text:style-name="Strong_20_Emphasis"><text:span text:style-name="T1">Project Display:</text:span></text:span><text:span text:style-name="T1"> Clearly indicate the currently selected Astrocade project within the BAPD tool's main window.</text:span></text:p>
        </text:list-item>
        <text:list-item>
          <text:p text:style-name="P2"><text:span text:style-name="Strong_20_Emphasis"><text:span text:style-name="T1">Direct Access:</text:span></text:span><text:span text:style-name="T1"> Provide a convenient way to open the Astrocade project's directory directly from within the BAPD tool's interface.</text:span></text:p>
        </text:list-item>
      </text:list>
      <text:p text:style-name="Text_20_body"><text:span text:style-name="Strong_20_Emphasis"><text:span text:style-name="T1">Integrated Development Environment (IDE):</text:span></text:span></text:p>
      <text:list xml:id="list2693863254228850467" text:style-name="L2">
        <text:list-item>
          <text:p text:style-name="P12"><text:span text:style-name="Strong_20_Emphasis"><text:span text:style-name="T1">(Planned) Code Editor:</text:span></text:span><text:span text:style-name="T1"> Implement a code editor with syntax highlighting and auto-completion for Astrocade assembly language.</text:span></text:p>
        </text:list-item>
        <text:list-item>
          <text:p text:style-name="P12"><text:span text:style-name="Strong_20_Emphasis"><text:span text:style-name="T1">(Planned) Integrated Terminal:</text:span></text:span><text:span text:style-name="T1"> Integrate a terminal for command-line interaction with Zmac (compiler) and MAME (emulator).</text:span></text:p>
        </text:list-item>
        <text:list-item>
          <text:p text:style-name="P3"><text:span text:style-name="Strong_20_Emphasis"><text:span text:style-name="T1">Output Window:</text:span></text:span><text:span text:style-name="T1"> Display compilation results and MAME messages in a dedicated output window.</text:span></text:p>
        </text:list-item>
      </text:list>
      <text:p text:style-name="Text_20_body"><text:span text:style-name="Strong_20_Emphasis"><text:span text:style-name="T1">Compilation and Emulation:</text:span></text:span></text:p>
      <text:list xml:id="list8265202012479068771" text:style-name="L3">
        <text:list-item>
          <text:p text:style-name="P13"><text:span text:style-name="Strong_20_Emphasis"><text:span text:style-name="T1">Compilation:</text:span></text:span><text:span text:style-name="T1"> Compile Astrocade assembly code using Zmac, with options for outputting a listing file.</text:span></text:p>
        </text:list-item>
        <text:list-item>
          <text:p text:style-name="P13"><text:span text:style-name="Strong_20_Emphasis"><text:span text:style-name="T1">Emulation:</text:span></text:span><text:span text:style-name="T1"> Emulate compiled programs within MAME, with options for debugging.</text:span></text:p>
        </text:list-item>
        <text:list-item>
          <text:p text:style-name="P4"><text:span text:style-name="Strong_20_Emphasis"><text:span text:style-name="T1">MAME Launch:</text:span></text:span><text:span text:style-name="T1"> Launch MAME with default settings.</text:span></text:p>
        </text:list-item>
      </text:list>
      <text:p text:style-name="Text_20_body"><text:span text:style-name="Strong_20_Emphasis"><text:span text:style-name="T1">Settings and Customization:</text:span></text:span></text:p>
      <text:list xml:id="list2386589028929048799" text:style-name="L4">
        <text:list-item>
          <text:p text:style-name="P14"><text:span text:style-name="Strong_20_Emphasis"><text:span text:style-name="T1">Path Configuration:</text:span></text:span><text:span text:style-name="T1"> Configure paths to Zmac and MAME executables.</text:span></text:p>
        </text:list-item>
        <text:list-item>
          <text:p text:style-name="P5"><text:span text:style-name="Strong_20_Emphasis"><text:span text:style-name="T1">(Planned) Additional Settings:</text:span></text:span><text:span text:style-name="T1"> Add settings for editor preferences, emulator options, and themes.</text:span></text:p>
        </text:list-item>
      </text:list>
      <text:p text:style-name="Text_20_body"><text:span text:style-name="Strong_20_Emphasis"><text:span text:style-name="T1">Technical Specifications:</text:span></text:span></text:p>
      <text:list xml:id="list1403408240185459363" text:style-name="L5">
        <text:list-item>
          <text:p text:style-name="P15"><text:span text:style-name="Strong_20_Emphasis"><text:span text:style-name="T1">Language:</text:span></text:span><text:span text:style-name="T1"> Python 3.x</text:span></text:p>
        </text:list-item>
        <text:list-item>
          <text:p text:style-name="P15"><text:span text:style-name="Strong_20_Emphasis"><text:span text:style-name="T1">GUI Framework:</text:span></text:span><text:span text:style-name="T1"> PySide6 (Qt) using Designer</text:span></text:p>
        </text:list-item>
        <text:list-item>
          <text:p text:style-name="P15"><text:span text:style-name="Strong_20_Emphasis"><text:span text:style-name="T1">External Tools:</text:span></text:span><text:span text:style-name="T1"> Zmac (compiler), MAME (emulator)</text:span></text:p>
        </text:list-item>
        <text:list-item>
          <text:p text:style-name="P15"><text:span text:style-name="Strong_20_Emphasis"><text:span text:style-name="T1">Configuration Format:</text:span></text:span><text:span text:style-name="T1"> TOML (</text:span><text:span text:style-name="Source_20_Text"><text:span text:style-name="T1">BAPD_settings.toml</text:span></text:span><text:span text:style-name="T1">)</text:span></text:p>
        </text:list-item>
        <text:list-item>
          <text:p text:style-name="P6"><text:span text:style-name="Strong_20_Emphasis"><text:span text:style-name="T1">Configuration File:</text:span></text:span><text:span text:style-name="T1"> </text:span><text:span text:style-name="Source_20_Text"><text:span text:style-name="T1">config.py</text:span></text:span><text:span text:style-name="T1"> (contains paths and default settings)</text:span></text:p>
        </text:list-item>
      </text:list>
      <text:p text:style-name="P18"><text:span text:style-name="Strong_20_Emphasis"><text:span text:style-name="T1">BAPD Tool's Directory Structure:</text:span></text:span></text:p>
      <text:p text:style-name="Preformatted_20_Text"><text:span text:style-name="Source_20_Text"><text:span text:style-name="T1">BAPD/ <text:s text:c="12"/>(BAPD Tool's Root Directory)</text:span></text:span></text:p>
      <text:p text:style-name="Preformatted_20_Text"><text:span text:style-name="Source_20_Text"><text:span text:style-name="T1">├── documents/ <text:s text:c="3"/>(BAPD Tool's Documentation)</text:span></text:span></text:p>
      <text:p text:style-name="Preformatted_20_Text"><text:span text:style-name="Source_20_Text"><text:span text:style-name="T1">├── ui/ <text:s text:c="10"/>(Qt Designer UI Files + Generated Python)</text:span></text:span></text:p>
      <text:p text:style-name="Preformatted_20_Text"><text:span text:style-name="Source_20_Text"><text:span text:style-name="T1">├── src/ <text:s text:c="9"/>(BAPD Tool's Main Application Source Code)</text:span></text:span></text:p>
      <text:p text:style-name="Preformatted_20_Text"><text:span text:style-name="Source_20_Text"><text:span text:style-name="T1">├── config/ <text:s text:c="6"/>(BAPD Tool's Configuration Files, e.g., config.py)</text:span></text:span></text:p>
      <text:p text:style-name="P19"><text:span text:style-name="Source_20_Text"><text:span text:style-name="T1">└── icons/ <text:s text:c="7"/>(BAPD Tool's GUI Icon Assets)</text:span></text:span></text:p>
      <text:p text:style-name="Text_20_body"><text:span text:style-name="Strong_20_Emphasis"><text:span text:style-name="T1">NOTE:</text:span></text:span><text:span text:style-name="T1"> The Astrocade projects that users create and manage within the BAPD tool will be stored in a separate location specified by the user.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Current Implementation:</text:span></text:span></text:p>
      <text:list xml:id="list3115699858677624055" text:style-name="L6">
        <text:list-item>
          <text:p text:style-name="P16"><text:span text:style-name="Strong_20_Emphasis"><text:span text:style-name="T1">GUI:</text:span></text:span></text:p>
          <text:list>
            <text:list-item>
              <text:p text:style-name="P16"><text:span text:style-name="Source_20_Text"><text:span text:style-name="T1">main.py</text:span></text:span><text:span text:style-name="T1">: Main window for project selection, compilation, emulation, and output display.</text:span></text:p>
            </text:list-item>
            <text:list-item>
              <text:p text:style-name="P16"><text:span text:style-name="Source_20_Text"><text:span text:style-name="T1">settings.py</text:span></text:span><text:span text:style-name="T1">: Settings dialog for configuring Zmac and MAME paths.</text:span></text:p>
            </text:list-item>
          </text:list>
        </text:list-item>
        <text:list-item>
          <text:p text:style-name="P16"><text:span text:style-name="Strong_20_Emphasis"><text:span text:style-name="T1">Core Functionality:</text:span></text:span></text:p>
          <text:list>
            <text:list-item>
              <text:p text:style-name="P16"><text:span text:style-name="Source_20_Text"><text:span text:style-name="T1">main.py</text:span></text:span><text:span text:style-name="T1">: Main application logic, button event handlers, and basic Astrocade project management.</text:span></text:p>
            </text:list-item>
            <text:list-item>
              <text:p text:style-name="P16"><text:span text:style-name="Source_20_Text"><text:span text:style-name="T1">settings.py</text:span></text:span><text:span text:style-name="T1">: Settings management logic (loading, saving, handling defaults).</text:span></text:p>
            </text:list-item>
            <text:list-item>
              <text:p text:style-name="P7"><text:span text:style-name="Source_20_Text"><text:span text:style-name="T1">config.py</text:span></text:span><text:span text:style-name="T1">: Centralized configuration for file paths and default settings.</text:span></text:p>
            </text:list-item>
          </text:list>
        </text:list-item>
      </text:list>
      <text:p text:style-name="Text_20_body"><text:span text:style-name="Strong_20_Emphasis"><text:span text:style-name="T1">Planned Enhancements:</text:span></text:span></text:p>
      <text:list xml:id="list6814221087571663223" text:style-name="L7">
        <text:list-item>
          <text:p text:style-name="P17">Implement the code editor and integrated terminal.</text:p>
        </text:list-item>
        <text:list-item>
          <text:p text:style-name="P17">Add more robust settings management, including editor preferences and emulator options.</text:p>
        </text:list-item>
        <text:list-item>
          <text:p text:style-name="P17">Incorporate error handling and user feedback mechanisms.</text:p>
        </text:list-item>
        <text:list-item>
          <text:p text:style-name="P9">Consider adding features like version control integration and visualization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Turner</meta:initial-creator>
    <meta:creation-date>2024-05-22T13:46:35.38</meta:creation-date>
    <meta:document-statistic meta:table-count="0" meta:image-count="0" meta:object-count="0" meta:page-count="2" meta:paragraph-count="46" meta:word-count="433" meta:character-count="3124"/>
    <dc:date>2024-05-22T13:53:08.69</dc:date>
    <dc:creator>Dave Turner</dc:creator>
    <meta:editing-duration>PT6M34S</meta:editing-duration>
    <meta:editing-cycles>1</meta:editing-cycles>
    <meta:generator>OpenOffice/4.1.14$Win32 OpenOffice.org_project/4114m1$Build-9811</meta:generator>
  </office:meta>
</office:document-meta>
</file>